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800000609A799661DE7AC3EBE.png" manifest:media-type="image/png"/>
  <manifest:file-entry manifest:full-path="Pictures/100000000000026200000197DF60C7D8EE8A4331.jpg" manifest:media-type="image/jpe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061000000C3529950341BB8EB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81e16" officeooo:paragraph-rsid="01281e16"/>
    </style:style>
    <style:style style:name="P18" style:family="paragraph" style:parent-style-name="Text_20_body">
      <style:text-properties officeooo:rsid="01281e16" officeooo:paragraph-rsid="012ca78f"/>
    </style:style>
    <style:style style:name="P19" style:family="paragraph" style:parent-style-name="Text_20_body">
      <style:text-properties fo:color="#ff3333" officeooo:rsid="012fd74c" officeooo:paragraph-rsid="0134d151"/>
    </style:style>
    <style:style style:name="P20" style:family="paragraph" style:parent-style-name="Text_20_body">
      <style:paragraph-properties fo:text-align="justify" style:justify-single-word="false"/>
      <style:text-properties officeooo:rsid="012a1c5d" officeooo:paragraph-rsid="012a1c5d"/>
    </style:style>
    <style:style style:name="P21"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3" style:family="paragraph" style:parent-style-name="Text_20_body">
      <style:text-properties fo:color="#000000" fo:font-weight="normal" officeooo:rsid="0132fc39"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5" style:family="paragraph" style:parent-style-name="Text_20_body">
      <style:text-properties fo:color="#000000" officeooo:rsid="012fd74c" officeooo:paragraph-rsid="0132d660"/>
    </style:style>
    <style:style style:name="P26" style:family="paragraph" style:parent-style-name="Text_20_body">
      <style:text-properties fo:color="#000000" style:text-underline-style="none" fo:font-weight="normal" officeooo:rsid="013c3248" officeooo:paragraph-rsid="0132d660" style:font-weight-asian="normal" style:font-weight-complex="normal"/>
    </style:style>
    <style:style style:name="P27" style:family="paragraph" style:parent-style-name="Text_20_body">
      <style:text-properties fo:color="#000000" fo:font-weight="bold" officeooo:rsid="013c3248" officeooo:paragraph-rsid="0132d660" style:font-weight-asian="bold" style:font-weight-complex="bold"/>
    </style:style>
    <style:style style:name="P28" style:family="paragraph" style:parent-style-name="Text_20_body">
      <style:text-properties fo:color="#000000" officeooo:rsid="013da8bd" officeooo:paragraph-rsid="0132d660"/>
    </style:style>
    <style:style style:name="P29" style:family="paragraph" style:parent-style-name="Text_20_body">
      <style:paragraph-properties fo:text-align="center" style:justify-single-word="false"/>
      <style:text-properties fo:color="#000000" officeooo:rsid="01183aa3" officeooo:paragraph-rsid="0134d151"/>
    </style:style>
    <style:style style:name="P30"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1"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Standard" style:master-page-name="Standard">
      <style:paragraph-properties style:page-number="auto"/>
    </style:style>
    <style:style style:name="P37" style:family="paragraph" style:parent-style-name="Text_20_body" style:list-style-name="L1">
      <style:text-properties officeooo:rsid="0112db82" officeooo:paragraph-rsid="0112db82"/>
    </style:style>
    <style:style style:name="P38" style:family="paragraph" style:parent-style-name="Text_20_body" style:list-style-name="L1">
      <style:text-properties officeooo:rsid="0112db82" officeooo:paragraph-rsid="01183aa3"/>
    </style:style>
    <style:style style:name="P39" style:family="paragraph" style:parent-style-name="Heading_20_1">
      <style:text-properties officeooo:rsid="0125e76c" officeooo:paragraph-rsid="0125e76c"/>
    </style:style>
    <style:style style:name="P40" style:family="paragraph" style:parent-style-name="Heading_20_1">
      <style:paragraph-properties fo:break-before="page"/>
      <style:text-properties officeooo:rsid="00649f48" officeooo:paragraph-rsid="00649f48"/>
    </style:style>
    <style:style style:name="P41" style:family="paragraph" style:parent-style-name="Heading_20_2">
      <style:text-properties officeooo:rsid="010fe073" officeooo:paragraph-rsid="010fe073"/>
    </style:style>
    <style:style style:name="P42" style:family="paragraph" style:parent-style-name="Heading_20_2">
      <style:paragraph-properties fo:text-align="start" style:justify-single-word="false"/>
      <style:text-properties officeooo:rsid="0125e76c" officeooo:paragraph-rsid="0125e76c"/>
    </style:style>
    <style:style style:name="P43" style:family="paragraph" style:parent-style-name="Heading_20_2">
      <style:text-properties officeooo:rsid="012fd74c" officeooo:paragraph-rsid="012fd74c"/>
    </style:style>
    <style:style style:name="P44" style:family="paragraph" style:parent-style-name="Heading_20_3">
      <style:text-properties fo:color="#0066ff" officeooo:rsid="01281e16" officeooo:paragraph-rsid="01281e16"/>
    </style:style>
    <style:style style:name="P45" style:family="paragraph" style:parent-style-name="Heading_20_3">
      <style:paragraph-properties fo:text-align="justify" style:justify-single-word="false"/>
      <style:text-properties fo:color="#0066ff" officeooo:rsid="01281e16" officeooo:paragraph-rsid="012c51cc"/>
    </style:style>
    <style:style style:name="P46"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officeooo:rsid="012a1c5d" style:font-weight-asian="normal" style:font-weight-complex="normal"/>
    </style:style>
    <style:style style:name="T18" style:family="text">
      <style:text-properties fo:font-weight="normal" officeooo:rsid="012b78fa" style:font-weight-asian="normal" style:font-weight-complex="normal"/>
    </style:style>
    <style:style style:name="T19" style:family="text">
      <style:text-properties officeooo:rsid="012c51cc"/>
    </style:style>
    <style:style style:name="T20" style:family="text">
      <style:text-properties officeooo:rsid="012e550c"/>
    </style:style>
    <style:style style:name="T21" style:family="text">
      <style:text-properties officeooo:rsid="0132d660"/>
    </style:style>
    <style:style style:name="T22" style:family="text">
      <style:text-properties officeooo:rsid="0137a6f0"/>
    </style:style>
    <style:style style:name="T23" style:family="text">
      <style:text-properties officeooo:rsid="01338cf0"/>
    </style:style>
    <style:style style:name="T24" style:family="text">
      <style:text-properties officeooo:rsid="013f217e"/>
    </style:style>
    <style:style style:name="T25" style:family="text">
      <style:text-properties officeooo:rsid="013c3248"/>
    </style:style>
    <style:style style:name="T26" style:family="text">
      <style:text-properties style:text-underline-style="none"/>
    </style:style>
    <style:style style:name="T27" style:family="text">
      <style:text-properties style:text-underline-style="none" fo:font-weight="bold" officeooo:rsid="013c3248" style:font-weight-asian="bold" style:font-weight-complex="bold"/>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13c3248" style:font-weight-asian="normal" style:font-weight-complex="normal"/>
    </style:style>
    <style:style style:name="T30" style:family="text">
      <style:text-properties officeooo:rsid="013da8bd"/>
    </style:style>
    <style:style style:name="T31" style:family="text">
      <style:text-properties officeooo:rsid="013986c5"/>
    </style:style>
    <style:style style:name="T32" style:family="text">
      <style:text-properties officeooo:rsid="013ab8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3"><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Archétyp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Ressources<text:tab/>3</text:a></text:p>
          <text:p text:style-name="P33"><text:a xlink:type="simple" xlink:href="#__RefHeading___Toc584_1947688652" text:style-name="Index_20_Link" text:visited-style-name="Index_20_Link">2 Description et conception des états<text:tab/>5</text:a></text:p>
          <text:p text:style-name="P34"><text:a xlink:type="simple" xlink:href="#__RefHeading__1318_8240979051" text:style-name="Index_20_Link" text:visited-style-name="Index_20_Link">2.1 Description des états<text:tab/>5</text:a></text:p>
          <text:p text:style-name="P35"><text:a xlink:type="simple" xlink:href="#__RefHeading___Toc586_1947688652" text:style-name="Index_20_Link" text:visited-style-name="Index_20_Link">2.1.1 Couche inférieure<text:tab/>5</text:a></text:p>
          <text:p text:style-name="P35"><text:a xlink:type="simple" xlink:href="#__RefHeading___Toc588_1947688652" text:style-name="Index_20_Link" text:visited-style-name="Index_20_Link">2.1.2 Couche Intermédiaire<text:tab/>5</text:a></text:p>
          <text:p text:style-name="P35"><text:a xlink:type="simple" xlink:href="#__RefHeading___Toc590_1947688652" text:style-name="Index_20_Link" text:visited-style-name="Index_20_Link">2.1.3 Couche Supérieure<text:tab/>5</text:a></text:p>
          <text:p text:style-name="P35"><text:a xlink:type="simple" xlink:href="#__RefHeading___Toc592_1947688652" text:style-name="Index_20_Link" text:visited-style-name="Index_20_Link">2.1.4 État général<text:tab/>5</text:a></text:p>
          <text:p text:style-name="P34"><text:a xlink:type="simple" xlink:href="#__RefHeading___Toc594_1947688652" text:style-name="Index_20_Link" text:visited-style-name="Index_20_Link">2.2 Conception Logiciel<text:tab/>6</text:a></text:p>
        </text:index-body>
      </text:table-of-content>
      <text:p text:style-name="P3"/>
      <text:h text:style-name="P40" text:outline-level="1"><text:bookmark-start text:name="__RefHeading__1316_824097905"/>Objectif<text:bookmark-end text:name="__RefHeading__1316_824097905"/></text:h>
      <text:h text:style-name="P41"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31"/>
      <text:h text:style-name="P41" text:outline-level="2"><text:bookmark-start text:name="__RefHeading__3406_1053578290"/>Ressources<text:bookmark-end text:name="__RefHeading__3406_1053578290"/></text:h>
      <text:p text:style-name="P10">L’affichage du jeu repose principalement sur trois textures :</text:p>
      <text:list xml:id="list5045641614174595084" text:style-name="L1">
        <text:list-item>
          <text:p text:style-name="P37">une texture de 464 x 48 pixels correspondant aux tuiles du terrain, présentée dans la figure 2.</text:p>
        </text:list-item>
        <text:list-item>
          <text:p text:style-name="P38">une texture de 287 x 80 pixels correspondant aux tuiles des différentes unités, présentée dans la figure 3.</text:p>
        </text:list-item>
        <text:list-item>
          <text:p text:style-name="P38">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529950341BB8EB7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9" text:outline-level="1"><text:bookmark-start text:name="__RefHeading___Toc584_1947688652"/><text:soft-page-break/>Description et conception des états<text:bookmark-end text:name="__RefHeading___Toc584_1947688652"/></text:h>
      <text:h text:style-name="P42"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44" text:outline-level="3"><text:bookmark-start text:name="__RefHeading___Toc586_1947688652"/>Couche inférieur<text:span text:style-name="T21">e</text:span><text:bookmark-end text:name="__RefHeading___Toc586_1947688652"/></text:h>
      <text:p text:style-name="P23"><text:span text:style-name="T10">L</text:span>a couche inférieure correspond à un tableau en 2D d’éléments de « type de terrain ». <text:s/>Un type de terrain correspond à un élément de décor présent sur chaque <text:span text:style-name="T23">case de la grille de jeu</text:span>. <text:span text:style-name="T23">Il existe 5 types de terrain :</text:span></text:p>
      <text:p text:style-name="P24">— <text:s/>Les routes. Celles-ci peuvent être pratiquées par toutes les unités, elles favorisent le déplacement des véhicules.</text:p>
      <text:p text:style-name="P24">— <text:s/>Les plaines. Toutes les unités peuvent se déplacer sur celles-ci.</text:p>
      <text:p text:style-name="P24">— <text:s/>Les forêts. Les véhicules peuvent difficilement se déplacer sur ces types de terrains.</text:p>
      <text:p text:style-name="P24">— <text:s/>Les montagnes. Les véhicules lourds ne peuvent pas s’y déplacer.</text:p>
      <text:p text:style-name="P24">— <text:s/>Les villes. Les unités sont affectés de la même manière que les forêts.</text:p>
      <text:h text:style-name="P44" text:outline-level="3"><text:bookmark-start text:name="__RefHeading___Toc588_1947688652"/>Couche Intermédiaire <text:bookmark-end text:name="__RefHeading___Toc588_1947688652"/></text:h>
      <text:p text:style-name="P17">La couche intermédiaire est constitué<text:span text:style-name="T21">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20">Les bâtiments sont composé de deux types d’éléments :</text:p>
      <text:p text:style-name="P14">— <text:span text:style-name="T13">Le bâtiment principal. </text:span><text:span text:style-name="T17">Cet élément </text:span><text:span text:style-name="T11">contient l’objet à récupérer par le joueur adverse (le drapeau)</text:span>. </text:p>
      <text:p text:style-name="P14">— <text:span text:style-name="T13">Les bâtiments secondaires. </text:span><text:span text:style-name="T18">Ces éléments</text:span><text:span text:style-name="T11"> permettent la construction des unités sur la même position où le bâtiment se trouve à condition qu’aucune autres unité, allié ou ennemie, ne se trouve sur le bâtiment.</text:span></text:p>
      <text:h text:style-name="P45" text:outline-level="3"><text:bookmark-start text:name="__RefHeading___Toc590_1947688652"/>Couche <text:span text:style-name="T19">Supérieure</text:span><text:bookmark-end text:name="__RefHeading___Toc590_1947688652"/></text:h>
      <text:p text:style-name="P18">La couche supérieur<text:span text:style-name="T21">e</text:span> est constitué<text:span text:style-name="T21">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0">Vie(v) représentant la vie de l’unité.</text:span></text:p>
      <text:p text:style-name="P16">— <text:span text:style-name="T20">Mvt (m) représentant les points de mouvement de l’unité.</text:span></text:p>
      <text:p text:style-name="P16">— <text:span text:style-name="T20">Puissance (p) représentant la puissance de l’unité.</text:span></text:p>
      <text:p text:style-name="P16">— <text:span text:style-name="T20">Prix (prix) représentant le prix d’achat de l’unité.</text:span></text:p>
      <text:p text:style-name="P16"/>
      <text:h text:style-name="P46" text:outline-level="3"><text:bookmark-start text:name="__RefHeading___Toc592_1947688652"/>État général<text:bookmark-end text:name="__RefHeading___Toc592_1947688652"/></text:h>
      <text:p text:style-name="P21"><text:span text:style-name="T22">L’</text:span>état général du jeu, en plus du terrain composé des trois couches décrites précédemment, est également défini par deux variables :</text:p>
      <text:p text:style-name="P21"><text:span text:style-name="T23">— </text:span>Le tour. Cette variable sert à savoir combien de tours ont été joués depuis le début du jeu et à déterminer à quel joueur c’est le tour de jouer.</text:p>
      <text:p text:style-name="P22"><text:soft-page-break/>— La fin. Cette variable sert à déterminer si la partie est terminée ou non.</text:p>
      <text:p text:style-name="P30"/>
      <text:h text:style-name="P43" text:outline-level="2"><text:bookmark-start text:name="__RefHeading___Toc594_1947688652"/>Conception Logiciel<text:bookmark-end text:name="__RefHeading___Toc594_1947688652"/></text:h>
      <text:p text:style-name="P25">Le diagramme des classes pour les états est présenté en Figure 5, dont nous pouvons mettre en évidence les groupes de classes suivants :</text:p>
      <text:p text:style-name="P25"/>
      <text:p text:style-name="P25"><text:span text:style-name="T12">Classe </text:span><text:span text:style-name="T15">Unite</text:span><text:span text:style-name="T12">.</text:span> <text:span text:style-name="T25">Cette classe, étant polymorphe, sert à définir les types d’unités différentes, représentées par les classe filles. Chaque classe dérivée de la classe </text:span><text:span text:style-name="T27">Unité </text:span><text:span text:style-name="T29">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7">Position</text:span><text:span text:style-name="T29">.</text:span></text:p>
      <text:p text:style-name="P26"/>
      <text:p text:style-name="P27"><text:span text:style-name="T26">Classe Batiment. </text:span><text:span text:style-name="T28">Cette classe représente les bâtiments servant à fabriquer les unités. Cette classe est donc développé selon le design pattern </text:span><text:span text:style-name="T26">Factory</text:span><text:span text:style-name="T28">. Comme pour la classe </text:span><text:span text:style-name="T26">Unite</text:span><text:span text:style-name="T28">, on stocke les instances de </text:span><text:span text:style-name="T26">Batiment</text:span><text:span text:style-name="T28"> dans un tableau 2D.</text:span></text:p>
      <text:p text:style-name="P26"/>
      <text:p text:style-name="P25"><text:span text:style-name="T15">Classe TerrainTab</text:span>. <text:span text:style-name="T30">Cette classe correspond à un tableau en 2D des éléments de </text:span><text:span text:style-name="T16">TerrainTypeId</text:span><text:span text:style-name="T30">, une structure de données de type énumération qui sert à représenter les types de terrain.</text:span></text:p>
      <text:p text:style-name="P25"/>
      <text:p text:style-name="P28"><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4">Elle contient également des méthodes de type « getter » qui permettent de renvoyer les éléments présents sur la grille en fonction de leur position. Enfin, la classe </text:span><text:span text:style-name="T14">Jeu</text:span><text:span text:style-name="T24"> contient une occurrence de la classe </text:span><text:span text:style-name="T14">Terrain</text:span><text:span text:style-name="T24">.</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9"><draw:frame draw:style-name="fr2" draw:name="Image5" text:anchor-type="paragraph" svg:width="7.8264in" svg:height="6.2193in" draw:z-index="4"><draw:image xlink:href="Pictures/100000000000079800000609A799661DE7AC3EBE.png" xlink:type="simple" xlink:show="embed" xlink:actuate="onLoad"/></draw:frame><text:soft-page-break/></text:p>
      <text:p text:style-name="P29">FIGURE <text:span text:style-name="T31">5</text:span> – <text:span text:style-name="T32">Diagramme UML de l’implémentation de l’état du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7</text:page-number></text:span><text:span text:style-name="MT1"> / </text:span><text:span text:style-name="MT1"><text:page-count>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0-18T19:48:57.132718794</dc:date>
    <meta:editing-duration>P8DT3H12M56S</meta:editing-duration>
    <meta:editing-cycles>246</meta:editing-cycles>
    <meta:generator>LibreOffice/5.1.6.2$Linux_X86_64 LibreOffice_project/10m0$Build-2</meta:generator>
    <meta:document-statistic meta:table-count="0" meta:image-count="5" meta:object-count="0" meta:page-count="7" meta:paragraph-count="69" meta:word-count="1009" meta:character-count="6195" meta:non-whitespace-character-count="5229"/>
  </office:meta>
</office:document-meta>
</file>